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ind Madurai" svg:font-family="'Hind Madurai'"/>
    <style:font-face style:name="Arial2" svg:font-family="Arial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cm" fo:margin-bottom="0.353cm" fo:line-height="100%">
        <style:tab-stops/>
      </style:paragraph-properties>
    </style:style>
    <style:style style:name="P2" style:family="paragraph" style:parent-style-name="Standard" style:list-style-name="">
      <style:paragraph-properties fo:margin-top="0cm" fo:margin-bottom="0.353cm" fo:line-height="100%"/>
    </style:style>
    <style:style style:name="P3" style:family="paragraph" style:parent-style-name="Standard" style:list-style-name="">
      <style:paragraph-properties fo:margin-top="0cm" fo:margin-bottom="0.353cm" fo:line-height="100%" fo:text-align="center" style:justify-single-word="false"/>
      <style:text-properties fo:font-size="7pt" fo:language="none" fo:country="none" fo:font-weight="bold" style:font-size-asian="7pt" style:font-weight-asian="bold" style:font-size-complex="7pt" style:font-weight-complex="bold"/>
    </style:style>
    <style:style style:name="P4" style:family="paragraph" style:parent-style-name="Standard" style:list-style-name="">
      <style:paragraph-properties fo:margin-top="0cm" fo:margin-bottom="0.353cm" fo:line-height="100%">
        <style:tab-stops/>
      </style:paragraph-properties>
      <style:text-properties fo:language="none" fo:country="none"/>
    </style:style>
    <style:style style:name="P5" style:family="paragraph" style:parent-style-name="Standard" style:list-style-name="">
      <style:paragraph-properties fo:margin-top="0cm" fo:margin-bottom="0.353cm" fo:line-height="100%"/>
      <style:text-properties fo:language="none" fo:country="none"/>
    </style:style>
    <style:style style:name="P6" style:family="paragraph" style:parent-style-name="Standard" style:list-style-name="">
      <style:paragraph-properties fo:margin-top="0cm" fo:margin-bottom="0.353cm" fo:line-height="115%"/>
      <style:text-properties fo:language="none" fo:country="none"/>
    </style:style>
    <style:style style:name="P7" style:family="paragraph" style:parent-style-name="Standard" style:list-style-name="">
      <style:paragraph-properties fo:margin-top="0cm" fo:margin-bottom="0.353cm" fo:line-height="115%"/>
    </style:style>
    <style:style style:name="P8" style:family="paragraph" style:parent-style-name="Standard" style:list-style-name="" style:master-page-name="Standard">
      <style:paragraph-properties fo:margin-top="0cm" fo:margin-bottom="0.353cm" fo:line-height="100%" fo:text-align="center" style:justify-single-word="false" style:page-number="auto"/>
      <style:text-properties fo:font-size="20pt" fo:language="none" fo:country="none" fo:font-weight="bold" style:font-size-asian="20pt" style:font-weight-asian="bold" style:font-size-complex="20pt" style:font-weight-complex="bold"/>
    </style:style>
    <style:style style:name="T1" style:family="text">
      <style:text-properties fo:font-size="7pt" fo:language="none" fo:country="none" fo:font-weight="bold" style:font-size-asian="7pt" style:font-weight-asian="bold" style:font-size-complex="7pt" style:font-weight-complex="bold"/>
    </style:style>
    <style:style style:name="T2" style:family="text">
      <style:text-properties fo:font-size="13pt" fo:language="none" fo:country="none" style:font-size-asian="13pt" style:font-size-complex="13pt"/>
    </style:style>
    <style:style style:name="T3" style:family="text">
      <style:text-properties fo:font-size="13pt" fo:language="none" fo:country="none" fo:font-weight="bold" style:font-size-asian="13pt" style:font-weight-asian="bold" style:font-size-complex="13pt" style:font-weight-complex="bold"/>
    </style:style>
    <style:style style:name="T4" style:family="text">
      <style:text-properties fo:font-size="14pt" fo:language="none" fo:country="none" style:font-size-asian="14pt" style:font-size-complex="14pt"/>
    </style:style>
    <style:style style:name="T5" style:family="text">
      <style:text-properties fo:language="none" fo:country="none"/>
    </style:style>
    <style:style style:name="T6" style:family="text">
      <style:text-properties fo:language="none" fo:country="none" fo:font-weight="bold" style:font-weight-asian="bold" style:font-weight-complex="bold"/>
    </style:style>
    <style:style style:name="T7" style:family="text">
      <style:text-properties fo:font-size="9pt" fo:language="none" fo:country="none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Game Store</text:p>
      <text:p text:style-name="P3"/>
      <text:p text:style-name="P4">Ce projet est le résultat de l'évaluation en cours de formation de l'école Studi.</text:p>
      <text:p text:style-name="P4">Il est ici question d'un site de vente de jeux vidéo en ligne dont le paiement et le retrait se font en boutique physique.</text:p>
      <text:p text:style-name="P4"/>
      <text:p text:style-name="P1"><text:span text:style-name="T2">Afin de tester correctement le site, voici </text:span><text:span text:style-name="T3">3 type d'utilisateurs </text:span><text:span text:style-name="T2">ayant chacun leur fonctionnalité :</text:span></text:p>
      <text:p text:style-name="P1"><text:span text:style-name="T4">- </text:span><text:span text:style-name="T6">Admin</text:span><text:span text:style-name="T5"> :</text:span></text:p>
      <text:p text:style-name="P1"><text:span text:style-name="T4"><text:s text:c="10"/></text:span><text:span text:style-name="T5">Email : admin@mail.com</text:span></text:p>
      <text:p text:style-name="P6"><text:s text:c="12"/>Mot de passe : Azerty@123</text:p>
      <text:p text:style-name="P7"><text:span text:style-name="T5">- </text:span><text:span text:style-name="T6">Employé</text:span><text:span text:style-name="T5"> :</text:span></text:p>
      <text:p text:style-name="P5"><text:s text:c="12"/>Email : employe@mail.com</text:p>
      <text:p text:style-name="P6"><text:s text:c="12"/>Mot de passe : Azerty@123</text:p>
      <text:p text:style-name="P7"><text:span text:style-name="T5">- </text:span><text:span text:style-name="T6">Client</text:span><text:span text:style-name="T5"> : (Vous pouvez créer le votre, sinon en voici un à disposition)</text:span></text:p>
      <text:p text:style-name="P5"><text:s text:c="12"/>Email : client@mail.com</text:p>
      <text:p text:style-name="P5"><text:s text:c="12"/>Mot de passe : Azerty@123</text:p>
      <text:p text:style-name="P5"/>
      <text:p text:style-name="P2"><text:span text:style-name="T5">A l'aide du compte </text:span><text:span text:style-name="T6">Admin</text:span><text:span text:style-name="T5"> vous serez en mesure d'accéder à la page admin en haut à droite du site afin de rajouter des jeux, créer un compte employé ainsi qu'accéder à toutes sortes d'informations concernant les ventes.</text:span></text:p>
      <text:p text:style-name="P2"><text:span text:style-name="T5">Le compte </text:span><text:span text:style-name="T6">Employé</text:span><text:span text:style-name="T5"> permet quant à lui d'accéder à la page admin mais avec comme seule possibilité de modifier le statut des commandes en cours.</text:span></text:p>
      <text:p text:style-name="P2"><text:span text:style-name="T5">Le compte </text:span><text:span text:style-name="T6">Client</text:span><text:span text:style-name="T5"> a lui accès au reste du site lui permettant de passer des command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ind Madurai" svg:font-family="'Hind Madurai'"/>
    <style:font-face style:name="Arial2" svg:font-family="Arial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Hind Madurai" fo:font-size="12pt" fo:language="fr" fo:country="FR" style:font-name-asian="Hind Madurai" style:font-size-asian="12pt" style:language-asian="fr" style:country-asian="FR" style:font-name-complex="Hind Madurai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6" meta:word-count="178" meta:character-count="1063"/>
    <dc:date>2024-09-20T23:03:02.39</dc:date>
    <dc:creator>Maël Boisselot</dc:creator>
    <meta:generator>OpenOffice/4.1.15$Win32 OpenOffice.org_project/4115m2$Build-9813</meta:generator>
  </office:meta>
</office:document-meta>
</file>